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alibri Light" svg:font-family="'Calibri Light'" style:font-adornments="Bold" style:font-family-generic="swiss" style:font-pitch="variable"/>
    <style:font-face style:name="Consolas" svg:font-family="Consolas" style:font-adornments="Bold" style:font-family-generic="modern" style:font-pitch="fixed"/>
    <style:font-face style:name="Courier New" svg:font-family="'Courier New'" style:font-family-generic="modern" style:font-pitch="fixed"/>
    <style:font-face style:name="Courier Prime" svg:font-family="'Courier Prime'" style:font-adornments="Negrito" style:font-pitch="fixed"/>
    <style:font-face style:name="EB Garamond" svg:font-family="'EB Garamond'" style:font-adornments="Negrito" style:font-pitch="variable"/>
    <style:font-face style:name="EB Garamond1" svg:font-family="'EB Garamond'" style:font-adornments="Regular" style:font-pitch="variable"/>
    <style:font-face style:name="Garamond" svg:font-family="Garamond" style:font-family-generic="roman" style:font-pitch="variable"/>
    <style:font-face style:name="Garamond1" svg:font-family="Garamond" style:font-adornments="Bold" style:font-family-generic="roman" style:font-pitch="variable"/>
    <style:font-face style:name="Garamond2" svg:font-family="Garamond" style:font-adornments="Negrito" style:font-family-generic="roman" style:font-pitch="variable"/>
    <style:font-face style:name="Garamond3" svg:font-family="Garamond" style:font-adornments="Normal" style:font-family-generic="roman" style:font-pitch="variable"/>
    <style:font-face style:name="Garamond4" svg:font-family="Garamond" style:font-adornments="Regular" style:font-family-generic="roman" style:font-pitch="variable"/>
    <style:font-face style:name="Liberation Mono" svg:font-family="'Liberation Mono'" style:font-family-generic="modern" style:font-pitch="fixed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Roboto Mono" svg:font-family="'Roboto Mono'" style:font-adornments="Negrito" style:font-pitch="fixed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ing_20_1">
      <style:text-properties officeooo:paragraph-rsid="025c8ce9"/>
    </style:style>
    <style:style style:name="P2" style:family="paragraph" style:parent-style-name="Contents_20_1">
      <style:paragraph-properties>
        <style:tab-stops>
          <style:tab-stop style:position="9.738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9.738cm" style:type="right" style:leader-style="dotted" style:leader-text="."/>
        </style:tab-stops>
      </style:paragraph-properties>
    </style:style>
    <style:style style:name="P4" style:family="paragraph" style:parent-style-name="Standard">
      <style:text-properties officeooo:rsid="000efae6" officeooo:paragraph-rsid="000efae6"/>
    </style:style>
    <style:style style:name="P5" style:family="paragraph" style:parent-style-name="Heading_20_2">
      <style:paragraph-properties fo:break-before="page"/>
      <style:text-properties officeooo:rsid="0567d1d5" officeooo:paragraph-rsid="0567d1d5"/>
    </style:style>
    <style:style style:name="P6" style:family="paragraph" style:parent-style-name="Text_20_body">
      <style:text-properties officeooo:rsid="05682313" officeooo:paragraph-rsid="056a0107"/>
    </style:style>
    <style:style style:name="P7" style:family="paragraph" style:parent-style-name="Text_20_body">
      <style:text-properties officeooo:paragraph-rsid="056a0107"/>
    </style:style>
    <style:style style:name="P8" style:family="paragraph" style:parent-style-name="Text_20_body">
      <style:text-properties officeooo:rsid="056a0107" officeooo:paragraph-rsid="056a0107"/>
    </style:style>
    <style:style style:name="P9" style:family="paragraph" style:parent-style-name="Standard">
      <style:paragraph-properties style:writing-mode="lr-tb"/>
      <style:text-properties style:use-window-font-color="true" loext:opacity="0%" style:font-name="Garamond" fo:font-size="11pt" fo:language="pt" fo:country="BR" fo:font-style="normal" fo:font-weight="normal" officeooo:paragraph-rsid="056a0107" style:font-size-asian="11pt" style:font-style-asian="normal" style:font-weight-asian="normal"/>
    </style:style>
    <style:style style:name="P10" style:family="paragraph" style:parent-style-name="Standard">
      <style:paragraph-properties fo:break-before="page" style:writing-mode="lr-tb"/>
      <style:text-properties style:use-window-font-color="true" loext:opacity="0%" style:font-name="Garamond" fo:font-size="11pt" fo:language="pt" fo:country="BR" fo:font-style="normal" fo:font-weight="normal" officeooo:rsid="056f26f8" officeooo:paragraph-rsid="056f26f8" style:font-size-asian="11pt" style:font-style-asian="normal" style:font-weight-asian="normal"/>
    </style:style>
    <style:style style:name="P11" style:family="paragraph" style:parent-style-name="Standard">
      <style:paragraph-properties style:writing-mode="lr-tb"/>
      <style:text-properties style:use-window-font-color="true" loext:opacity="0%" style:font-name="Garamond" fo:font-size="11pt" fo:language="pt" fo:country="BR" fo:font-style="normal" fo:font-weight="normal" officeooo:rsid="056f26f8" officeooo:paragraph-rsid="056f26f8" style:font-size-asian="11pt" style:font-style-asian="normal" style:font-weight-asian="normal"/>
    </style:style>
    <style:style style:name="P12" style:family="paragraph" style:parent-style-name="Heading_20_3">
      <style:paragraph-properties fo:break-before="page" style:writing-mode="lr-tb"/>
      <style:text-properties officeooo:rsid="0567d1d5" officeooo:paragraph-rsid="056d2d3b"/>
    </style:style>
    <style:style style:name="P13" style:family="paragraph" style:parent-style-name="Text_20_body">
      <style:text-properties officeooo:rsid="0567d1d5" officeooo:paragraph-rsid="056d2d3b"/>
    </style:style>
    <style:style style:name="P14" style:family="paragraph" style:parent-style-name="Text_20_body">
      <style:text-properties officeooo:paragraph-rsid="056d2d3b"/>
    </style:style>
    <style:style style:name="P15" style:family="paragraph" style:parent-style-name="Text_20_body">
      <style:text-properties fo:font-size="10pt" officeooo:paragraph-rsid="056d2d3b" style:font-size-asian="10pt" style:font-size-complex="10pt"/>
    </style:style>
    <style:style style:name="P16" style:family="paragraph" style:parent-style-name="Heading_20_3">
      <style:paragraph-properties style:writing-mode="lr-tb"/>
      <style:text-properties officeooo:paragraph-rsid="056d2d3b"/>
    </style:style>
    <style:style style:name="P17" style:family="paragraph" style:parent-style-name="Text_20_body">
      <style:text-properties style:use-window-font-color="true" loext:opacity="0%" style:font-name="Garamond" fo:font-size="11pt" fo:language="pt" fo:country="BR" fo:font-style="normal" fo:font-weight="normal" officeooo:paragraph-rsid="056d2d3b" style:font-size-asian="11pt" style:font-style-asian="normal" style:font-weight-asian="normal"/>
    </style:style>
    <style:style style:name="P18" style:family="paragraph" style:parent-style-name="Heading_20_2">
      <style:paragraph-properties fo:break-before="page"/>
      <style:text-properties officeooo:paragraph-rsid="0567d1d5"/>
    </style:style>
    <style:style style:name="P19" style:family="paragraph" style:parent-style-name="Text_20_body">
      <style:text-properties officeooo:rsid="05682313" officeooo:paragraph-rsid="05682313"/>
    </style:style>
    <style:style style:name="P20" style:family="paragraph" style:parent-style-name="Text_20_body">
      <style:text-properties officeooo:paragraph-rsid="05682313"/>
    </style:style>
    <style:style style:name="P21" style:family="paragraph" style:parent-style-name="Text_20_body">
      <style:text-properties style:use-window-font-color="true" loext:opacity="0%" style:font-name="Garamond" fo:font-size="11pt" fo:language="pt" fo:country="BR" fo:font-style="normal" fo:font-weight="normal" officeooo:paragraph-rsid="056a0107" style:font-size-asian="11pt" style:font-style-asian="normal" style:font-weight-asian="normal"/>
    </style:style>
    <style:style style:name="P22" style:family="paragraph" style:parent-style-name="Heading_20_2">
      <style:paragraph-properties fo:break-before="page"/>
      <style:text-properties officeooo:paragraph-rsid="05682313"/>
    </style:style>
    <style:style style:name="P23" style:family="paragraph" style:parent-style-name="Heading_20_3">
      <style:paragraph-properties fo:break-before="page" style:writing-mode="lr-tb"/>
      <style:text-properties officeooo:rsid="0567d1d5" officeooo:paragraph-rsid="05682313"/>
    </style:style>
    <style:style style:name="P24" style:family="paragraph" style:parent-style-name="Text_20_body">
      <style:text-properties officeooo:rsid="0567d1d5" officeooo:paragraph-rsid="05682313"/>
    </style:style>
    <style:style style:name="P25" style:family="paragraph" style:parent-style-name="Text_20_body">
      <style:text-properties fo:font-size="10pt" officeooo:paragraph-rsid="05682313" style:font-size-asian="10pt" style:font-size-complex="10pt"/>
    </style:style>
    <style:style style:name="P26" style:family="paragraph" style:parent-style-name="Heading_20_3">
      <style:paragraph-properties style:writing-mode="lr-tb"/>
      <style:text-properties officeooo:paragraph-rsid="05682313"/>
    </style:style>
    <style:style style:name="P27" style:family="paragraph" style:parent-style-name="Text_20_body">
      <style:text-properties style:use-window-font-color="true" loext:opacity="0%" style:font-name="Garamond" fo:font-size="11pt" fo:language="pt" fo:country="BR" fo:font-style="normal" fo:font-weight="normal" officeooo:paragraph-rsid="05682313" style:font-size-asian="11pt" style:font-style-asian="normal" style:font-weight-asian="normal"/>
    </style:style>
    <style:style style:name="P28" style:family="paragraph" style:parent-style-name="Heading_20_2">
      <style:paragraph-properties fo:break-before="page"/>
      <style:text-properties officeooo:rsid="0567d1d5" officeooo:paragraph-rsid="056a0107"/>
    </style:style>
    <style:style style:name="P29" style:family="paragraph" style:parent-style-name="Standard">
      <style:paragraph-properties style:writing-mode="lr-tb"/>
      <style:text-properties officeooo:paragraph-rsid="056c2433"/>
    </style:style>
    <style:style style:name="P30" style:family="paragraph" style:parent-style-name="Standard">
      <style:paragraph-properties style:writing-mode="lr-tb"/>
      <style:text-properties style:use-window-font-color="true" loext:opacity="0%" style:font-name="Garamond" fo:font-size="11pt" fo:language="pt" fo:country="BR" fo:font-style="normal" fo:font-weight="normal" officeooo:rsid="056a0107" officeooo:paragraph-rsid="056c2433" style:font-size-asian="11pt" style:font-style-asian="normal" style:font-weight-asian="normal"/>
    </style:style>
    <style:style style:name="P31" style:family="paragraph" style:parent-style-name="Heading_20_2">
      <style:paragraph-properties fo:break-before="page"/>
      <style:text-properties officeooo:rsid="0567d1d5" officeooo:paragraph-rsid="056c2433"/>
    </style:style>
    <style:style style:name="P32" style:family="paragraph" style:parent-style-name="Text_20_body">
      <style:text-properties officeooo:rsid="05682313" officeooo:paragraph-rsid="056c2433"/>
    </style:style>
    <style:style style:name="P33" style:family="paragraph" style:parent-style-name="Text_20_body">
      <style:text-properties officeooo:paragraph-rsid="056c2433"/>
    </style:style>
    <style:style style:name="P34" style:family="paragraph" style:parent-style-name="Text_20_body">
      <style:text-properties officeooo:rsid="056a0107" officeooo:paragraph-rsid="056c2433"/>
    </style:style>
    <style:style style:name="P35" style:family="paragraph" style:parent-style-name="Text_20_body">
      <style:paragraph-properties style:writing-mode="lr-tb"/>
      <style:text-properties officeooo:rsid="056a0107" officeooo:paragraph-rsid="056c2433"/>
    </style:style>
    <style:style style:name="P36" style:family="paragraph" style:parent-style-name="Heading_20_2">
      <style:paragraph-properties fo:break-before="page"/>
      <style:text-properties officeooo:rsid="0567d1d5" officeooo:paragraph-rsid="056d1c9f"/>
    </style:style>
    <style:style style:name="P37" style:family="paragraph" style:parent-style-name="Text_20_body">
      <style:text-properties style:use-window-font-color="true" loext:opacity="0%" style:font-name="Garamond" fo:font-size="11pt" fo:language="pt" fo:country="BR" fo:font-style="normal" fo:font-weight="normal" officeooo:rsid="056d1c9f" officeooo:paragraph-rsid="056d1c9f" style:font-size-asian="11pt" style:font-style-asian="normal" style:font-weight-asian="normal"/>
    </style:style>
    <style:style style:name="P38" style:family="paragraph" style:parent-style-name="Text_20_body">
      <style:text-properties style:use-window-font-color="true" loext:opacity="0%" style:font-name="Garamond" fo:font-size="11pt" fo:language="pt" fo:country="BR" fo:font-style="normal" fo:font-weight="normal" officeooo:rsid="056d2d3b" officeooo:paragraph-rsid="056d2d3b" style:font-size-asian="11pt" style:font-style-asian="normal" style:font-weight-asian="normal"/>
    </style:style>
    <style:style style:name="P39" style:family="paragraph" style:parent-style-name="Text_20_body">
      <style:text-properties style:use-window-font-color="true" loext:opacity="0%" style:font-name="Garamond" fo:font-size="11pt" fo:language="pt" fo:country="BR" fo:font-style="normal" fo:font-weight="normal" officeooo:paragraph-rsid="056d1c9f" style:font-size-asian="11pt" style:font-style-asian="normal" style:font-weight-asian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56a0107"/>
    </style:style>
    <style:style style:name="T3" style:family="text">
      <style:text-properties officeooo:rsid="05682313"/>
    </style:style>
    <style:style style:name="T4" style:family="text">
      <style:text-properties fo:font-weight="bold" officeooo:rsid="056a0107" style:font-weight-asian="bold" style:font-weight-complex="bold"/>
    </style:style>
    <style:style style:name="T5" style:family="text">
      <style:text-properties officeooo:rsid="056dd5ee"/>
    </style:style>
    <style:style style:name="T6" style:family="text">
      <style:text-properties officeooo:rsid="0546e666"/>
    </style:style>
    <style:style style:name="T7" style:family="text">
      <style:text-properties officeooo:rsid="0567d1d5"/>
    </style:style>
    <style:style style:name="T8" style:family="text">
      <style:text-properties officeooo:rsid="05675b0b"/>
    </style:style>
    <style:style style:name="T9" style:family="text">
      <style:text-properties officeooo:rsid="056c2433"/>
    </style:style>
    <style:style style:name="T10" style:family="text">
      <style:text-properties style:use-window-font-color="true" loext:opacity="0%" style:font-name="Garamond" fo:font-size="11pt" fo:language="pt" fo:country="BR" fo:font-style="normal" fo:font-weight="bold" officeooo:rsid="056a0107" style:font-size-asian="11pt" style:font-style-asian="normal" style:font-weight-asian="bold" style:font-weight-complex="bold"/>
    </style:style>
    <style:style style:name="T11" style:family="text">
      <style:text-properties style:use-window-font-color="true" loext:opacity="0%" style:font-name="Garamond" fo:font-size="11pt" fo:language="pt" fo:country="BR" fo:font-style="normal" fo:font-weight="normal" officeooo:rsid="056a0107" style:font-size-asian="11pt" style:font-style-asian="normal" style:font-weight-asian="normal"/>
    </style:style>
    <style:style style:name="T12" style:family="text">
      <style:text-properties style:use-window-font-color="true" loext:opacity="0%" style:font-name="Garamond" fo:font-size="11pt" fo:language="pt" fo:country="BR" fo:font-style="normal" fo:font-weight="normal" officeooo:rsid="056c2433" style:font-size-asian="11pt" style:font-style-asian="normal" style:font-weight-asian="normal"/>
    </style:style>
    <style:style style:name="T13" style:family="text">
      <style:text-properties officeooo:rsid="056d1c9f"/>
    </style:style>
    <style:style style:name="T14" style:family="text">
      <style:text-properties officeooo:rsid="056d2d3b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bookmark-start text:name="__RefHeading___Toc9302_3756619592"/>Índice<text:bookmark-end text:name="__RefHeading___Toc9302_3756619592"/></text:h>
      <text:table-of-content text:style-name="Sect1" text:name="Table of Contents1">
        <text:table-of-content-source text:outline-level="2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2"><text:a xlink:type="simple" xlink:href="#__RefHeading___Toc9302_3756619592" office:name="Índice" text:style-name="Index_20_Link" text:visited-style-name="Index_20_Link">Índice<text:tab/>1</text:a></text:p>
          <text:p text:style-name="P3"><text:a xlink:type="simple" xlink:href="#__RefHeading___Toc634_3242682441" office:name="Ciclo 1 - .NET e GitHub" text:style-name="Index_20_Link" text:visited-style-name="Index_20_Link">Ciclo 1 - .NET e GitHub<text:tab/>2</text:a></text:p>
          <text:p text:style-name="P3"><text:a xlink:type="simple" xlink:href="#__RefHeading___Toc634_3242682441%20Copia%201" office:name="Ciclo 2 – Programação de Rede" text:style-name="Index_20_Link" text:visited-style-name="Index_20_Link">Ciclo 2 – Programação de Rede<text:tab/>4</text:a></text:p>
          <text:p text:style-name="P3"><text:a xlink:type="simple" xlink:href="#__RefHeading___Toc634_3242682441%20Copia%201%20Copia%201" office:name="Ciclo 3 – Autenticação e Autorização" text:style-name="Index_20_Link" text:visited-style-name="Index_20_Link">Ciclo 3 – Autenticação e Autorização<text:tab/>6</text:a></text:p>
          <text:p text:style-name="P3"><text:a xlink:type="simple" xlink:href="#__RefHeading___Toc634_3242682441%20Copia%202" office:name="Ciclo 4 – Bancos de Dados SQL" text:style-name="Index_20_Link" text:visited-style-name="Index_20_Link">Ciclo 4 – Bancos de Dados SQL<text:tab/>8</text:a></text:p>
          <text:p text:style-name="P3"><text:a xlink:type="simple" xlink:href="#__RefHeading___Toc634_3242682441%20Copia%202%20Copia%201" office:name="Ciclo 5 – Criptografia" text:style-name="Index_20_Link" text:visited-style-name="Index_20_Link">Ciclo 5 – Criptografia<text:tab/>10</text:a></text:p>
          <text:p text:style-name="P3"><text:a xlink:type="simple" xlink:href="#__RefHeading___Toc634_3242682441%20Copia%202%20Copia%201%20Copia%201" office:name="Ciclo 6 – Revisão e Publicação" text:style-name="Index_20_Link" text:visited-style-name="Index_20_Link">Ciclo 6 – Revisão e Publicação<text:tab/>12</text:a></text:p>
        </text:index-body>
      </text:table-of-content>
      <text:p text:style-name="P4"/>
      <text:p text:style-name="Standard"/>
      <text:h text:style-name="P5" text:outline-level="2"><text:bookmark-start text:name="__RefHeading___Toc634_3242682441"/>Ciclo 1 - .NET e GitHub<text:bookmark-end text:name="__RefHeading___Toc634_3242682441"/></text:h>
      <text:p text:style-name="P6"><text:span text:style-name="T1">Objetivo</text:span>: Dominar os conceitos d<text:span text:style-name="T2">a plataforma .NET</text:span>, como:</text:p>
      <text:p text:style-name="P7"><text:span text:style-name="T3">1. </text:span><text:span text:style-name="T2">Runtime e SDK.</text:span></text:p>
      <text:p text:style-name="P8">2. Gerenciador de Pacotes Nuget.</text:p>
      <text:p text:style-name="P8">3. Templates de projeto.</text:p>
      <text:p text:style-name="P6">Objetivo: Dominar os conceitos d<text:span text:style-name="T2">e colaboração, </text:span>como:</text:p>
      <text:p text:style-name="P8">1. Repositórios.</text:p>
      <text:p text:style-name="P8">2. Branch e fork.</text:p>
      <text:p text:style-name="P8">3. Pull e Push Request.</text:p>
      <text:p text:style-name="P7"><text:span text:style-name="T2">4. Github Desktop e extensão do Github Repositories para VS Code.</text:span></text:p>
      <text:p text:style-name="P9"><text:span text:style-name="T4">Descrição</text:span><text:span text:style-name="T2">: </text:span>Neste ciclo os alunos aprenderão os conceitos iniciais de repositórios e colaboração de projetos. Cirarão um branch do projeto Ponto de Vendas e iniciarão sua codificação usando C# e <text:span text:style-name="T2">WPF</text:span>. <text:span text:style-name="T2">T</text:span>reinarão os conceitos de Programação Assíncrona e Paralela e Programação Orientada a Objetos indispensáveis ao desenvolvedor profissional e padrão no mercado de trabalho.</text:p>
      <text:p text:style-name="P9"/>
      <text:p text:style-name="P10">Arquitetura do Projeto:</text:p>
      <text:p text:style-name="P11"/>
      <text:p text:style-name="P11">Minimal API (Backend)</text:p>
      <text:p text:style-name="P11"><text:tab/>Coração da aplicação em C# que será utilizado ao longo da maioria dos ciclos da oficina.</text:p>
      <text:p text:style-name="P11">Web (Frontend)</text:p>
      <text:h text:style-name="P12" text:outline-level="3">Dia 1 – .<text:span text:style-name="T5">NET e GitHub</text:span></text:h>
      <text:p text:style-name="P13">Duração da atividade: 2hrs</text:p>
      <text:p text:style-name="P13">Ambiente: VS Code, Github.com</text:p>
      <text:p text:style-name="P14"><text:span text:style-name="T6"><text:tab/></text:span><text:span text:style-name="T7">Clonar o repositório do Github, estudar o código presente.</text:span></text:p>
      <text:p text:style-name="P14"><text:tab/><text:span text:style-name="T7">Instalar o SDK do .NET, usar os comandos da CLI para iniciar uma aplicação de rede.</text:span></text:p>
      <text:p text:style-name="P14"><text:tab/><text:span text:style-name="T7">Definir Endpoints HTTP.</text:span></text:p>
      <text:p text:style-name="P14"><text:tab/><text:span text:style-name="T7">Definir as requisições no código do cliente.</text:span></text:p>
      <text:p text:style-name="P14"><text:tab/><text:span text:style-name="T7">Depurar, testar.</text:span></text:p>
      <text:p text:style-name="P14"><text:tab/><text:span text:style-name="T7">Link do código de exemplo:</text:span></text:p>
      <text:p text:style-name="P15">github.com/jorgeoliveirasantos/prepara_oficina/tree/main/dia_1 </text:p>
      <text:h text:style-name="P16" text:outline-level="3"><text:span text:style-name="T7">Dia 2</text:span></text:h>
      <text:p text:style-name="P14"><text:span text:style-name="T6"><text:tab/></text:span><text:span text:style-name="T8">A</text:span></text:p>
      <text:h text:style-name="P16" text:outline-level="3"><text:span text:style-name="T7">Dia 3</text:span></text:h>
      <text:p text:style-name="P14"><text:span text:style-name="T6"><text:tab/></text:span><text:span text:style-name="T8">A</text:span></text:p>
      <text:p text:style-name="P17"/>
      <text:h text:style-name="P18" text:outline-level="2"><text:bookmark-start text:name="__RefHeading___Toc634_3242682441 Copia 1"/><text:span text:style-name="T7">Ciclo </text:span><text:span text:style-name="T3">2</text:span><text:span text:style-name="T7"> – Programação de Rede</text:span><text:bookmark-end text:name="__RefHeading___Toc634_3242682441 Copia 1"/></text:h>
      <text:p text:style-name="P19"><text:span text:style-name="T1">Objetivo</text:span>: Dominar os conceitos de programação de redes, como:</text:p>
      <text:p text:style-name="P20"><text:span text:style-name="T3">1. Protocolo HTTP e requisições GET, POST, PUT e DELETE.</text:span></text:p>
      <text:p text:style-name="P19">2. Servidores ASP.NET.</text:p>
      <text:p text:style-name="P19">3. Arquitetura Minimal API do ASP.NET.</text:p>
      <text:p text:style-name="P19">4. Serialização e desserialização de corpos de resposta em requisições HTTP via Programação Orientada a Objetos.</text:p>
      <text:p text:style-name="P21"><text:span text:style-name="T1">Descrição</text:span>: Neste módulo os alunos aprenderão a fazer a aplicação se comunicar através da rede, aprenderão sobre os protocolos de rede utilizados no mercado e criarão a API que será utilizada pela aplicação para cadastro e alteração de dados no servidor enquanto aprendem a função dos Endpoints de servidor. Aprenderão ainda os conceitos de segurança cibernética de servidores e proteção contra ataques de negação de serviço.</text:p>
      <text:h text:style-name="P12" text:outline-level="3">Dia 1 – Requisições HTTP e Endpoints</text:h>
      <text:p text:style-name="P13">Duração da atividade: 2hrs</text:p>
      <text:p text:style-name="P13">Ambiente: VS Code, Github.com</text:p>
      <text:p text:style-name="P14"><text:span text:style-name="T6"><text:tab/></text:span><text:span text:style-name="T7">Clonar o repositório do Github, estudar o código presente.</text:span></text:p>
      <text:p text:style-name="P14"><text:tab/><text:span text:style-name="T7">Instalar o SDK do .NET, usar os comandos da CLI para iniciar uma aplicação de rede.</text:span></text:p>
      <text:p text:style-name="P14"><text:tab/><text:span text:style-name="T7">Definir Endpoints HTTP.</text:span></text:p>
      <text:p text:style-name="P14"><text:tab/><text:span text:style-name="T7">Definir as requisições no código do cliente.</text:span></text:p>
      <text:p text:style-name="P14"><text:tab/><text:span text:style-name="T7">Depurar, testar.</text:span></text:p>
      <text:p text:style-name="P14"><text:tab/><text:span text:style-name="T7">Link do código de exemplo:</text:span></text:p>
      <text:p text:style-name="P15">github.com/jorgeoliveirasantos/prepara_oficina/tree/main/dia_1 </text:p>
      <text:h text:style-name="P16" text:outline-level="3"><text:span text:style-name="T7">Dia 2</text:span></text:h>
      <text:p text:style-name="P14"><text:span text:style-name="T6"><text:tab/></text:span><text:span text:style-name="T8">A</text:span></text:p>
      <text:h text:style-name="P16" text:outline-level="3"><text:span text:style-name="T7">Dia 3</text:span></text:h>
      <text:p text:style-name="P14"><text:span text:style-name="T6"><text:tab/></text:span><text:span text:style-name="T8">A</text:span></text:p>
      <text:p text:style-name="P17"/>
      <text:h text:style-name="P22" text:outline-level="2"><text:bookmark-start text:name="__RefHeading___Toc634_3242682441 Copia 1 Copia 1"/><text:span text:style-name="T7">Ciclo </text:span><text:span text:style-name="T3">3</text:span><text:span text:style-name="T7"> – </text:span><text:span text:style-name="T3">Autenticação e Autorização</text:span><text:bookmark-end text:name="__RefHeading___Toc634_3242682441 Copia 1 Copia 1"/></text:h>
      <text:p text:style-name="P19"><text:span text:style-name="T1">Objetivo</text:span>: Dominar os conceitos de <text:span text:style-name="T2">Autenticação e Autorização</text:span>, como:</text:p>
      <text:p text:style-name="P20"><text:span text:style-name="T3">1. </text:span><text:span text:style-name="T2">Login, logout e cadastro</text:span><text:span text:style-name="T3">.</text:span></text:p>
      <text:p text:style-name="P19">2. <text:span text:style-name="T2">Controle de acesso.</text:span></text:p>
      <text:p text:style-name="P8">3. Níveis de permissão.</text:p>
      <text:p text:style-name="P19">3. <text:span text:style-name="T2">Tokens</text:span>.</text:p>
      <text:p text:style-name="P19">4. <text:span text:style-name="T2">Armazenamento de sessão</text:span>.</text:p>
      <text:p text:style-name="P21"><text:span text:style-name="T1">Descrição</text:span>: Neste módulo os alunos aprenderão os conceitos de autenticação (identidade) e autorização (permissão) e aprenderão a criar um sistema de cadastro de usuários e controle de permissões para os funcionários que utilizarão a aplicação.</text:p>
      <text:h text:style-name="P23" text:outline-level="3">Dia 1 – Requisições HTTP e Endpoints</text:h>
      <text:p text:style-name="P24">Duração da atividade: 2hrs</text:p>
      <text:p text:style-name="P24">Ambiente: VS Code, Github.com</text:p>
      <text:p text:style-name="P20"><text:span text:style-name="T6"><text:tab/></text:span><text:span text:style-name="T7">Clonar o repositório do Github, estudar o código presente.</text:span></text:p>
      <text:p text:style-name="P20"><text:tab/><text:span text:style-name="T7">Instalar o SDK do .NET, usar os comandos da CLI para iniciar uma aplicação de rede.</text:span></text:p>
      <text:p text:style-name="P20"><text:tab/><text:span text:style-name="T7">Definir Endpoints HTTP.</text:span></text:p>
      <text:p text:style-name="P20"><text:tab/><text:span text:style-name="T7">Definir as requisições no código do cliente.</text:span></text:p>
      <text:p text:style-name="P20"><text:tab/><text:span text:style-name="T7">Depurar, testar.</text:span></text:p>
      <text:p text:style-name="P20"><text:tab/><text:span text:style-name="T7">Link do código de exemplo:</text:span></text:p>
      <text:p text:style-name="P25">github.com/jorgeoliveirasantos/prepara_oficina/tree/main/dia_1 </text:p>
      <text:h text:style-name="P26" text:outline-level="3"><text:span text:style-name="T7">Dia 2</text:span></text:h>
      <text:p text:style-name="P20"><text:span text:style-name="T6"><text:tab/></text:span><text:span text:style-name="T8">A</text:span></text:p>
      <text:h text:style-name="P26" text:outline-level="3"><text:span text:style-name="T7">Dia 3</text:span></text:h>
      <text:p text:style-name="P20"><text:span text:style-name="T6"><text:tab/></text:span><text:span text:style-name="T8">A</text:span></text:p>
      <text:p text:style-name="P27"/>
      <text:h text:style-name="P28" text:outline-level="2"><text:bookmark-start text:name="__RefHeading___Toc634_3242682441 Copia 2"/>Ciclo <text:span text:style-name="T2">4</text:span> – <text:span text:style-name="T2">Bancos de Dados SQL</text:span><text:bookmark-end text:name="__RefHeading___Toc634_3242682441 Copia 2"/></text:h>
      <text:p text:style-name="P6"><text:span text:style-name="T1">Objetivo</text:span>: Dominar os conceitos d<text:span text:style-name="T9">e base de dados</text:span>, como:</text:p>
      <text:p text:style-name="P7"><text:span text:style-name="T3">1. </text:span><text:span text:style-name="T9">Entity Framework</text:span><text:span text:style-name="T2">.</text:span></text:p>
      <text:p text:style-name="P8">2. <text:span text:style-name="T9">Estruturas de consultas SQL</text:span>.</text:p>
      <text:p text:style-name="P8">3. <text:span text:style-name="T9">Armazenamento seguro de dados.</text:span></text:p>
      <text:p text:style-name="P29"><text:span text:style-name="T10">Descrição</text:span><text:span text:style-name="T11">: Descrição: Neste módulo os alunos aprenderão a criar a base de dados da aplicação com Microsoft SQL Server, converter dados JSON para tabelas SQL e armazenar os dados dos clientes, produtos e vendas no servidor de forma permanente. Ainda aprenderão os conceitos de segurança de </text:span><text:span text:style-name="T12">dados</text:span><text:span text:style-name="T11"> e proteção contra ataques de SQL Injection.</text:span></text:p>
      <text:p text:style-name="P30"/>
      <text:h text:style-name="P12" text:outline-level="3">Dia 1 – Requisições HTTP e Endpoints</text:h>
      <text:p text:style-name="P13">Duração da atividade: 2hrs</text:p>
      <text:p text:style-name="P13">Ambiente: VS Code, Github.com</text:p>
      <text:p text:style-name="P14"><text:span text:style-name="T6"><text:tab/></text:span><text:span text:style-name="T7">Clonar o repositório do Github, estudar o código presente.</text:span></text:p>
      <text:p text:style-name="P14"><text:tab/><text:span text:style-name="T7">Instalar o SDK do .NET, usar os comandos da CLI para iniciar uma aplicação de rede.</text:span></text:p>
      <text:p text:style-name="P14"><text:tab/><text:span text:style-name="T7">Definir Endpoints HTTP.</text:span></text:p>
      <text:p text:style-name="P14"><text:tab/><text:span text:style-name="T7">Definir as requisições no código do cliente.</text:span></text:p>
      <text:p text:style-name="P14"><text:tab/><text:span text:style-name="T7">Depurar, testar.</text:span></text:p>
      <text:p text:style-name="P14"><text:tab/><text:span text:style-name="T7">Link do código de exemplo:</text:span></text:p>
      <text:p text:style-name="P15">github.com/jorgeoliveirasantos/prepara_oficina/tree/main/dia_1 </text:p>
      <text:h text:style-name="P16" text:outline-level="3"><text:span text:style-name="T7">Dia 2</text:span></text:h>
      <text:p text:style-name="P14"><text:span text:style-name="T6"><text:tab/></text:span><text:span text:style-name="T8">A</text:span></text:p>
      <text:h text:style-name="P16" text:outline-level="3"><text:span text:style-name="T7">Dia 3</text:span></text:h>
      <text:p text:style-name="P14"><text:span text:style-name="T6"><text:tab/></text:span><text:span text:style-name="T8">A</text:span></text:p>
      <text:p text:style-name="P17"/>
      <text:h text:style-name="P31" text:outline-level="2"><text:bookmark-start text:name="__RefHeading___Toc634_3242682441 Copia 2 Copia 1"/>Ciclo <text:span text:style-name="T9">5</text:span> – <text:span text:style-name="T9">Criptografia</text:span><text:bookmark-end text:name="__RefHeading___Toc634_3242682441 Copia 2 Copia 1"/></text:h>
      <text:p text:style-name="P32"><text:span text:style-name="T1">Objetivo</text:span>: Dominar os conceitos d<text:span text:style-name="T9">e criptografia</text:span>, como:</text:p>
      <text:p text:style-name="P33"><text:span text:style-name="T3">1. </text:span><text:span text:style-name="T9">Cirptografia Simétrica e Assimétrica</text:span><text:span text:style-name="T2">.</text:span></text:p>
      <text:p text:style-name="P34">2. <text:span text:style-name="T9">Chaves Criptográficas Pública e Privada</text:span>.</text:p>
      <text:p text:style-name="P35">3. <text:span text:style-name="T9">Hash.</text:span></text:p>
      <text:p text:style-name="P29"><text:span text:style-name="T1">Descrição</text:span>: Descrição: Neste módulo os alunos aprenderão a criar a base de dados da aplicação com Microsoft SQL Server, converter dados JSON para tabelas SQL e armazenar os dados dos clientes, produtos e vendas no servidor de forma permanente. Ainda aprenderão os conceitos de segurança de <text:span text:style-name="T9">dados</text:span> e proteção contra ataques de SQL Injection.</text:p>
      <text:p text:style-name="P29"/>
      <text:h text:style-name="P12" text:outline-level="3">Dia 1 – Requisições HTTP e Endpoints</text:h>
      <text:p text:style-name="P13">Duração da atividade: 2hrs</text:p>
      <text:p text:style-name="P13">Ambiente: VS Code, Github.com</text:p>
      <text:p text:style-name="P14"><text:span text:style-name="T6"><text:tab/></text:span><text:span text:style-name="T7">Clonar o repositório do Github, estudar o código presente.</text:span></text:p>
      <text:p text:style-name="P14"><text:tab/><text:span text:style-name="T7">Instalar o SDK do .NET, usar os comandos da CLI para iniciar uma aplicação de rede.</text:span></text:p>
      <text:p text:style-name="P14"><text:tab/><text:span text:style-name="T7">Definir Endpoints HTTP.</text:span></text:p>
      <text:p text:style-name="P14"><text:tab/><text:span text:style-name="T7">Definir as requisições no código do cliente.</text:span></text:p>
      <text:p text:style-name="P14"><text:tab/><text:span text:style-name="T7">Depurar, testar.</text:span></text:p>
      <text:p text:style-name="P14"><text:tab/><text:span text:style-name="T7">Link do código de exemplo:</text:span></text:p>
      <text:p text:style-name="P15">github.com/jorgeoliveirasantos/prepara_oficina/tree/main/dia_1 </text:p>
      <text:h text:style-name="P16" text:outline-level="3"><text:span text:style-name="T7">Dia 2</text:span></text:h>
      <text:p text:style-name="P14"><text:span text:style-name="T6"><text:tab/></text:span><text:span text:style-name="T8">A</text:span></text:p>
      <text:h text:style-name="P16" text:outline-level="3"><text:span text:style-name="T7">Dia 3</text:span></text:h>
      <text:p text:style-name="P14"><text:span text:style-name="T6"><text:tab/></text:span><text:span text:style-name="T8">A</text:span></text:p>
      <text:p text:style-name="P17"/>
      <text:h text:style-name="P36" text:outline-level="2"><text:bookmark-start text:name="__RefHeading___Toc634_3242682441 Copia 2 Copia 1 Copia 1"/>Ciclo <text:span text:style-name="T13">6</text:span> – Revisão <text:span text:style-name="T13">e Publicação</text:span><text:bookmark-end text:name="__RefHeading___Toc634_3242682441 Copia 2 Copia 1 Copia 1"/></text:h>
      <text:p text:style-name="P37"><text:span text:style-name="T1">Objetivo</text:span>: <text:span text:style-name="T3">Dominar os conceitos d</text:span><text:span text:style-name="T9">e </text:span>revisão<text:span text:style-name="T3">, como:</text:span></text:p>
      <text:p text:style-name="P37">1. Leitura e compreensão de código.</text:p>
      <text:p text:style-name="P37">2. Documentação.</text:p>
      <text:p text:style-name="P38">3. Markdown.</text:p>
      <text:p text:style-name="P37"><text:span text:style-name="T1">Objetivo</text:span>: Dominar os conceitos de publicação como:</text:p>
      <text:p text:style-name="P37">1. Compilação.</text:p>
      <text:p text:style-name="P38">2. .NET Runtime e Native AOT.</text:p>
      <text:p text:style-name="P37">2. <text:span text:style-name="T14">P</text:span>rogramação web.</text:p>
      <text:p text:style-name="P37"><text:span text:style-name="T1">Objetivo</text:span>: Dominar boas práticas, como:</text:p>
      <text:p text:style-name="P37">1. Acessibilidade e desempenho.</text:p>
      <text:p text:style-name="P38">2. Algoritmos.</text:p>
      <text:p text:style-name="P38">3. Papel do desenvolvedor.</text:p>
      <text:p text:style-name="P39"><text:span text:style-name="T1">Descrição</text:span>: Neste módulo os alunos revisarão a aplicação, <text:span text:style-name="T13">efetuarão a documentação do código e aprenderão como publicá-la em diferentes plataformas, além de criarem um painel Admin para gerenciamemento de usuários.</text:span> Neste módulo os alunos aprenderão a função do desenvolvedor no mundo real e como ele constrói o futuro por meio de algoritmos.</text:p>
      <text:p text:style-name="P39"/>
      <text:h text:style-name="P12" text:outline-level="3">Dia 1 – Requisições HTTP e Endpoints</text:h>
      <text:p text:style-name="P13">Duração da atividade: 2hrs</text:p>
      <text:p text:style-name="P13">Ambiente: VS Code, Github.com</text:p>
      <text:p text:style-name="P14"><text:span text:style-name="T6"><text:tab/></text:span><text:span text:style-name="T7">Clonar o repositório do Github, estudar o código presente.</text:span></text:p>
      <text:p text:style-name="P14"><text:tab/><text:span text:style-name="T7">Instalar o SDK do .NET, usar os comandos da CLI para iniciar uma aplicação de rede.</text:span></text:p>
      <text:p text:style-name="P14"><text:tab/><text:span text:style-name="T7">Definir Endpoints HTTP.</text:span></text:p>
      <text:p text:style-name="P14"><text:tab/><text:span text:style-name="T7">Definir as requisições no código do cliente.</text:span></text:p>
      <text:p text:style-name="P14"><text:tab/><text:span text:style-name="T7">Depurar, testar.</text:span></text:p>
      <text:p text:style-name="P14"><text:tab/><text:span text:style-name="T7">Link do código de exemplo:</text:span></text:p>
      <text:p text:style-name="P15">github.com/jorgeoliveirasantos/prepara_oficina/tree/main/dia_1 </text:p>
      <text:h text:style-name="P16" text:outline-level="3"><text:span text:style-name="T7">Dia 2</text:span></text:h>
      <text:p text:style-name="P14"><text:span text:style-name="T6"><text:tab/></text:span><text:span text:style-name="T8">A</text:span></text:p>
      <text:h text:style-name="P16" text:outline-level="3"><text:span text:style-name="T7">Dia 3</text:span></text:h>
      <text:p text:style-name="P14"><text:span text:style-name="T6"><text:tab/></text:span><text:span text:style-name="T8">A</text:span></text:p>
      <text:p text:style-name="P14"/>
      <text:h text:style-name="P16" text:outline-level="3"><text:soft-page-break/><text:span text:style-name="T7">Dia </text:span><text:span text:style-name="T14">4</text:span></text:h>
      <text:p text:style-name="P14"><text:span text:style-name="T6"><text:tab/></text:span><text:span text:style-name="T8">A</text:span></text:p>
      <text:h text:style-name="P16" text:outline-level="3"><text:span text:style-name="T7">Dia </text:span><text:span text:style-name="T14">5</text:span></text:h>
      <text:p text:style-name="P14"><text:span text:style-name="T6"><text:tab/></text:span><text:span text:style-name="T8">A</text:span></text:p>
      <text:h text:style-name="P16" text:outline-level="3"><text:span text:style-name="T7">Dia </text:span><text:span text:style-name="T14">6</text:span></text:h>
      <text:p text:style-name="P14"><text:span text:style-name="T6"><text:tab/></text:span><text:span text:style-name="T8">A</text:span></text:p>
      <text:h text:style-name="P16" text:outline-level="3"><text:span text:style-name="T7">Dia </text:span><text:span text:style-name="T14">7</text:span></text:h>
      <text:p text:style-name="P14"><text:span text:style-name="T6"><text:tab/></text:span><text:span text:style-name="T8">A</text:span></text:p>
      <text:p text:style-name="P14"/>
      <text:p text:style-name="P1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Calibri Light" svg:font-family="'Calibri Light'" style:font-adornments="Bold" style:font-family-generic="swiss" style:font-pitch="variable"/>
    <style:font-face style:name="Consolas" svg:font-family="Consolas" style:font-adornments="Bold" style:font-family-generic="modern" style:font-pitch="fixed"/>
    <style:font-face style:name="Courier New" svg:font-family="'Courier New'" style:font-family-generic="modern" style:font-pitch="fixed"/>
    <style:font-face style:name="Courier Prime" svg:font-family="'Courier Prime'" style:font-adornments="Negrito" style:font-pitch="fixed"/>
    <style:font-face style:name="EB Garamond" svg:font-family="'EB Garamond'" style:font-adornments="Negrito" style:font-pitch="variable"/>
    <style:font-face style:name="EB Garamond1" svg:font-family="'EB Garamond'" style:font-adornments="Regular" style:font-pitch="variable"/>
    <style:font-face style:name="Garamond" svg:font-family="Garamond" style:font-family-generic="roman" style:font-pitch="variable"/>
    <style:font-face style:name="Garamond1" svg:font-family="Garamond" style:font-adornments="Bold" style:font-family-generic="roman" style:font-pitch="variable"/>
    <style:font-face style:name="Garamond2" svg:font-family="Garamond" style:font-adornments="Negrito" style:font-family-generic="roman" style:font-pitch="variable"/>
    <style:font-face style:name="Garamond3" svg:font-family="Garamond" style:font-adornments="Normal" style:font-family-generic="roman" style:font-pitch="variable"/>
    <style:font-face style:name="Garamond4" svg:font-family="Garamond" style:font-adornments="Regular" style:font-family-generic="roman" style:font-pitch="variable"/>
    <style:font-face style:name="Liberation Mono" svg:font-family="'Liberation Mono'" style:font-family-generic="modern" style:font-pitch="fixed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Roboto Mono" svg:font-family="'Roboto Mono'" style:font-adornments="Negrito" style:font-pitch="fixed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.199cm" fo:margin-bottom="0.199cm" style:contextual-spacing="false" fo:text-align="justify" style:justify-single-word="false" style:page-number="auto"/>
      <style:text-properties style:font-name="EB Garamond1" fo:font-family="'EB Garamond'" style:font-style-name="Regular" style:font-pitch="variable" fo:font-size="11pt" style:font-name-asian="Garamond4" style:font-family-asian="Garamond" style:font-style-name-asian="Regular" style:font-family-generic-asian="roman" style:font-pitch-asian="variable" style:font-size-asian="11pt" style:font-name-complex="Garamond3" style:font-family-complex="Garamond" style:font-style-name-complex="Normal" style:font-family-generic-complex="roman" style:font-pitch-complex="variable" style:font-size-complex="11p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00%" style:page-number="auto"/>
    </style:style>
    <style:style style:name="List" style:family="paragraph" style:parent-style-name="Heading" style:list-style-name="List_20_4" style:class="list" style:master-page-name="">
      <loext:graphic-properties draw:fill="solid" draw:fill-color="#ffffff"/>
      <style:paragraph-properties fo:margin-top="0.42cm" fo:margin-bottom="0.21cm" style:contextual-spacing="true" fo:keep-together="auto" fo:hyphenation-ladder-count="no-limit" fo:hyphenation-keep="auto" loext:hyphenation-keep-type="column" loext:hyphenation-keep-line="false" style:page-number="auto" fo:break-before="auto" fo:break-after="auto" fo:background-color="#ffffff" fo:padding-left="1cm" fo:padding-right="0.199cm" fo:padding-top="0.199cm" fo:padding-bottom="0.199cm" fo:border="0.74pt solid #310058" fo:keep-with-next="auto" text:number-lines="false" text:line-number="0">
        <style:tab-stops/>
        <style:drop-cap/>
      </style:paragraph-properties>
      <style:text-properties fo:font-variant="normal" fo:text-transform="none" fo:color="#570058" loext:opacity="100%" style:text-line-through-style="none" style:text-line-through-type="none" style:text-position="0% 100%" style:font-name="EB Garamond" fo:font-family="'EB Garamond'" style:font-style-name="Negrito" style:font-pitch="variable" fo:font-size="11pt" fo:letter-spacing="normal" fo:font-style="normal" style:text-underline-style="none" fo:font-weight="bold" fo:background-color="transparent" style:font-name-asian="Garamond1" style:font-family-asian="Garamond" style:font-style-name-asian="Bold" style:font-family-generic-asian="roman" style:font-pitch-asian="variable" style:font-size-asian="11pt" style:font-weight-asian="normal" style:font-name-complex="Garamond2" style:font-family-complex="Garamond" style:font-style-name-complex="Negrito" style:font-family-generic-complex="roman" style:font-pitch-complex="variable" style:font-size-complex="11pt" style:font-weight-complex="normal" style:text-rotation-angle="0" style:text-rotation-scale="line-height" style:text-emphasize="none" style:text-combine="none" style:font-relief="none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Caption" style:family="paragraph" style:parent-style-name="Signature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ignature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Addressee" style:family="paragraph" style:parent-style-name="Signature" style:class="extra">
      <style:paragraph-properties fo:margin-top="0cm" fo:margin-bottom="0.106cm" style:contextual-spacing="false"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loext:graphic-properties draw:fill="solid" draw:fill-color="#4c1900"/>
      <style:paragraph-properties fo:margin-left="0cm" fo:margin-right="0cm" fo:margin-top="0cm" fo:margin-bottom="1cm" style:contextual-spacing="false" fo:text-align="center" style:justify-single-word="false" fo:text-indent="0cm" style:auto-text-indent="false" fo:background-color="#4c1900" fo:padding="0.199cm" fo:border="none"/>
      <style:text-properties fo:color="#ffffff" loext:opacity="100%" style:font-name="Roboto Mono" fo:font-family="'Roboto Mono'" style:font-style-name="Negrito" style:font-pitch="fixed" fo:font-size="2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Standard" style:class="index">
      <style:paragraph-properties fo:margin-left="0cm" fo:margin-right="0cm" fo:margin-top="0cm" fo:margin-bottom="1.499cm" style:contextual-spacing="false" fo:text-align="center" style:justify-single-word="false" fo:text-indent="0cm" style:auto-text-indent="false" text:number-lines="false" text:line-number="0"/>
      <style:text-properties fo:color="#4c1900" loext:opacity="100%" style:font-name="Calibri Light" fo:font-family="'Calibri Light'" style:font-style-name="Bold" style:font-family-generic="swiss" style:font-pitch="variable" fo:font-size="9pt" fo:font-weight="250" style:font-size-asian="16pt" style:font-weight-asian="bold" style:font-size-complex="16pt" style:font-weight-complex="bold"/>
    </style:style>
    <style:style style:name="Contents_20_Heading" style:display-name="Contents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class="index">
      <style:paragraph-properties fo:margin-left="0cm" fo:margin-right="0cm" fo:text-indent="0cm" style:auto-text-indent="false">
        <style:tab-stops>
          <style:tab-stop style:position="12.261cm" style:type="right" style:leader-style="dotted" style:leader-text="."/>
        </style:tab-stops>
      </style:paragraph-properties>
      <style:text-properties fo:font-size="12pt" fo:font-weight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left="0cm" fo:margin-right="0cm" fo:margin-top="0.499cm" fo:margin-bottom="0.499cm" style:contextual-spacing="false" fo:text-indent="0cm" style:auto-text-indent="false"/>
      <style:text-properties fo:color="#008080" loext:opacity="100%" style:font-name="Roboto Mono" fo:font-family="'Roboto Mono'" style:font-style-name="Negrito" style:font-pitch="fixed" fo:font-size="15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4cm" fo:margin-bottom="0.21cm" style:contextual-spacing="false"/>
      <style:text-properties style:font-name="Roboto Mono" fo:font-family="'Roboto Mono'" style:font-style-name="Negrito" style:font-pitch="fixed" fo:font-size="12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Standard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1.76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1.261cm" style:type="right" style:leader-style="dotted" style:leader-text="."/>
        </style:tab-stops>
      </style:paragraph-properties>
    </style:style>
    <style:style style:name="Salutation" style:family="paragraph" loext:hidden="true" style:hidden="true" style:parent-style-name="Signature" style:class="text">
      <style:paragraph-properties text:number-lines="false" text:line-number="0"/>
    </style:style>
    <style:style style:name="Endnote" style:family="paragraph" loext:hidden="true" style:hidden="true" style:parent-style-name="Signature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Footnote" style:family="paragraph" loext:hidden="true" style:hidden="true" style:parent-style-name="Signature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loext:hidden="true" style:hidden="true" style:parent-style-name="Signature" style:class="extra"/>
    <style:style style:name="Header_20_and_20_Footer" style:display-name="Header and Footer" style:family="paragraph" loext:hidden="true" style:hidden="true" style:parent-style-name="Signature" style:class="extra">
      <style:paragraph-properties text:number-lines="false" text:line-number="0">
        <style:tab-stops>
          <style:tab-stop style:position="6.13cm" style:type="center"/>
          <style:tab-stop style:position="12.261cm" style:type="right"/>
        </style:tab-stops>
      </style:paragraph-properties>
    </style:style>
    <style:style style:name="Código" style:family="paragraph" style:parent-style-name="Standard" style:auto-update="true" style:master-page-name="">
      <loext:graphic-properties draw:fill="solid" draw:fill-color="#1c1c1c"/>
      <style:paragraph-properties fo:margin-left="0cm" fo:margin-right="0cm" fo:margin-top="0.101cm" fo:margin-bottom="0.101cm" style:contextual-spacing="true" fo:text-align="justify" style:justify-single-word="false" fo:text-indent="0cm" style:auto-text-indent="false" style:page-number="auto" fo:background-color="#1c1c1c" fo:padding="0.199cm" fo:border="0.06pt solid #000000" style:shadow="none" style:writing-mode="lr-tb" style:join-border="true">
        <style:tab-stops/>
      </style:paragraph-properties>
      <style:text-properties fo:color="#ffffa6" loext:opacity="100%" style:font-name="Courier Prime" fo:font-family="'Courier Prime'" style:font-style-name="Negrito" style:font-pitch="fixed" fo:font-size="9pt" fo:font-style="normal" fo:font-weight="bold" fo:background-color="transparent" style:font-name-asian="Consolas" style:font-family-asian="Consolas" style:font-style-name-asian="Bold" style:font-family-generic-asian="modern" style:font-pitch-asian="fixed" style:font-size-asian="9pt" style:font-style-asian="normal" style:font-weight-asian="bold" style:font-name-complex="Consolas" style:font-family-complex="Consolas" style:font-style-name-complex="Bold" style:font-family-generic-complex="modern" style:font-pitch-complex="fixed" style:font-size-complex="9pt" style:font-style-complex="normal" style:font-weight-complex="bold"/>
    </style:style>
    <style:style style:name="Table_20_Contents" style:display-name="Table Contents" style:family="paragraph" style:parent-style-name="Signature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loext:hidden="true" style:hidden="true" style:parent-style-name="Signature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ignature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Title" style:family="paragraph" loext:hidden="true" style:hidden="true" style:parent-style-name="Signature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ódigo_20_Destacado" style:display-name="Código Destacado" style:family="paragraph" style:parent-style-name="Código" style:master-page-name="">
      <loext:graphic-properties draw:fill="solid" draw:fill-color="#000000" draw:opacity="100%"/>
      <style:paragraph-properties fo:margin-left="0cm" fo:margin-right="0cm" fo:margin-top="0cm" fo:margin-bottom="0cm" style:contextual-spacing="true" fo:line-height="100%" style:register-true="false" fo:text-indent="0cm" style:auto-text-indent="false" style:page-number="auto" fo:background-color="#000000" fo:padding="0.101cm" fo:border="0.06pt solid #000000" style:shadow="none">
        <style:tab-stops/>
      </style:paragraph-properties>
      <style:text-properties fo:color="#00ffff" loext:opacity="100%" style:text-outline="false" fo:font-size="10pt" fo:text-shadow="none" style:font-size-asian="10pt" style:font-size-complex="11pt" style:text-emphasize="none" style:font-relief="none" text:display="true"/>
    </style:style>
    <style:style style:name="Heading_20_10" style:display-name="Heading 10" style:family="paragraph" loext:hidden="true" style:hidden="true" style:parent-style-name="Signature" style:next-style-name="Text_20_body" style:default-outline-level="10" style:list-style-name="" style:class="chapter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9" style:display-name="Heading 9" style:family="paragraph" loext:hidden="true" style:hidden="true" style:parent-style-name="Signature" style:next-style-name="Text_20_body" style:default-outline-level="9" style:list-style-name="" style:class="chapter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8" style:display-name="Heading 8" style:family="paragraph" loext:hidden="true" style:hidden="true" style:parent-style-name="Signature" style:next-style-name="Text_20_body" style:default-outline-level="8" style:list-style-name="" style:class="chapter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7" style:display-name="Heading 7" style:family="paragraph" loext:hidden="true" style:hidden="true" style:parent-style-name="Signature" style:next-style-name="Text_20_body" style:default-outline-level="7" style:list-style-name="" style:class="chapter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loext:hidden="true" style:hidden="true" style:parent-style-name="Signature" style:next-style-name="Text_20_body" style:default-outline-level="6" style:list-style-name="" style:class="chapter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5" style:display-name="Heading 5" style:family="paragraph" loext:hidden="true" style:hidden="true" style:parent-style-name="Signature" style:next-style-name="Text_20_body" style:default-outline-level="5" style:list-style-name="" style:class="chapter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Bibliography_20_Heading" style:display-name="Bibliography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Heading" style:display-name="Figure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loext:graphic-properties draw:fill="solid" draw:fill-color="#ffff96"/>
      <style:paragraph-properties fo:margin-left="1.499cm" fo:margin-right="0cm" fo:margin-top="0.212cm" fo:margin-bottom="0.212cm" style:contextual-spacing="false" fo:text-align="end" style:justify-single-word="false" fo:text-indent="0cm" style:auto-text-indent="false" fo:background-color="#ffff96" fo:padding="0.3cm" fo:border="0.06pt solid #000000"/>
      <style:text-properties style:use-window-font-color="true" loext:opacity="0%" style:font-name="EB Garamond" fo:font-family="'EB Garamond'" style:font-style-name="Negrito" style:font-pitch="variable" fo:font-size="10.5pt" fo:font-style="normal" fo:font-weight="normal" style:font-name-asian="Garamond1" style:font-family-asian="Garamond" style:font-style-name-asian="Bold" style:font-family-generic-asian="roman" style:font-pitch-asian="variable" style:font-size-asian="10.5pt" style:font-style-asian="normal" style:font-weight-asian="bold" style:font-name-complex="Garamond2" style:font-family-complex="Garamond" style:font-style-name-complex="Negrito" style:font-family-generic-complex="roman" style:font-pitch-complex="variable" style:font-size-complex="10.5pt" style:font-style-complex="normal" style:font-weight-complex="bold"/>
    </style:style>
    <style:style style:name="Appendix" style:family="paragraph" loext:hidden="true" style:hidden="true" style:parent-style-name="Signature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Horizontal_20_Line" style:display-name="Horizontal Line" style:family="paragraph" loext:hidden="true" style:hidden="true" style:parent-style-name="Signature" style:next-style-name="Text_20_body" style:class="html">
      <style:paragraph-properties fo:margin-top="0.3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Drawing" style:family="paragraph" loext:hidden="true" style:hidden="true" style:parent-style-name="Caption" style:class="extra"/>
    <style:style style:name="Figure" style:family="paragraph" loext:hidden="true" style:hidden="true" style:parent-style-name="Caption" style:class="extra"/>
    <style:style style:name="Footer" style:family="paragraph" loext:hidden="true" style:hidden="true" style:parent-style-name="Header_20_and_20_Footer" style:class="extra">
      <style:paragraph-properties text:number-lines="false" text:line-number="0">
        <style:tab-stops>
          <style:tab-stop style:position="6.13cm" style:type="center"/>
          <style:tab-stop style:position="12.261cm" style:type="right"/>
        </style:tab-stops>
      </style:paragraph-properties>
    </style:style>
    <style:style style:name="Footer_20_left" style:display-name="Footer left" style:family="paragraph" loext:hidden="true" style:hidden="true" style:parent-style-name="Footer" style:class="extra">
      <style:paragraph-properties text:number-lines="false" text:line-number="0">
        <style:tab-stops>
          <style:tab-stop style:position="6.13cm" style:type="center"/>
          <style:tab-stop style:position="12.261cm" style:type="right"/>
        </style:tab-stops>
      </style:paragraph-properties>
    </style:style>
    <style:style style:name="Footer_20_right" style:display-name="Footer right" style:family="paragraph" loext:hidden="true" style:hidden="true" style:parent-style-name="Footer" style:class="extra">
      <style:paragraph-properties fo:text-align="end" style:justify-single-word="false" text:number-lines="false" text:line-number="0">
        <style:tab-stops>
          <style:tab-stop style:position="6.13cm" style:type="center"/>
          <style:tab-stop style:position="12.26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6.13cm" style:type="center"/>
          <style:tab-stop style:position="12.261cm" style:type="right"/>
        </style:tab-stops>
      </style:paragraph-properties>
    </style:style>
    <style:style style:name="Signature" style:family="paragraph" loext:hidden="true" style:hidden="true" style:parent-style-name="Index_20_Heading" style:class="text">
      <style:paragraph-properties text:number-lines="false" text:line-number="0"/>
    </style:style>
    <style:style style:name="Quotations" style:family="paragraph" loext:hidden="true" style:hidden="true" style:parent-style-name="Signature" style:class="html">
      <style:paragraph-properties fo:margin-left="1cm" fo:margin-right="1cm" fo:margin-top="0.199cm" fo:margin-bottom="0.499cm" style:contextual-spacing="false" fo:text-indent="0cm" style:auto-text-indent="false"/>
    </style:style>
    <style:style style:name="List_20_Contents" style:display-name="List Contents" style:family="paragraph" style:parent-style-name="Signature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ignature" style:next-style-name="List_20_Contents" style:class="html">
      <style:paragraph-properties fo:margin-left="0cm" fo:margin-right="0cm" fo:text-indent="0cm" style:auto-text-indent="false"/>
    </style:style>
    <style:style style:name="Sender" style:family="paragraph" style:parent-style-name="Signature" style:class="extra">
      <style:paragraph-properties fo:margin-top="0cm" fo:margin-bottom="0.106cm" style:contextual-spacing="false" text:number-lines="false" text:line-number="0"/>
    </style:style>
    <style:style style:name="Hanging_20_indent" style:display-name="Hanging indent" style:family="paragraph" style:parent-style-name="Index_20_Heading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Index_20_Heading" style:class="text">
      <style:paragraph-properties fo:margin-left="0cm" fo:margin-right="0cm" fo:text-indent="0.499cm" style:auto-text-indent="false"/>
    </style:style>
    <style:style style:name="Marginalia" style:family="paragraph" style:parent-style-name="Index_20_Heading" style:class="text">
      <style:paragraph-properties fo:margin-left="4.001cm" fo:margin-right="0cm" fo:text-indent="0cm" style:auto-text-indent="false"/>
    </style:style>
    <style:style style:name="List_20_Indent" style:display-name="List Indent" style:family="paragraph" style:parent-style-name="Index_20_Heading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Index_20_Heading" style:class="text">
      <style:paragraph-properties fo:margin-left="0.499cm" fo:margin-right="0cm" fo:text-indent="0cm" style:auto-text-indent="false"/>
    </style:style>
    <style:style style:name="Internet_20_link" style:display-name="Internet link" style:family="text" style:parent-style-name="Footnote_20_Symbol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codigo" style:family="text">
      <style:text-properties fo:color="#000000" loext:opacity="100%" style:font-name="Courier Prime" fo:font-family="'Courier Prime'" style:font-style-name="Negrito" style:font-pitch="fixed" fo:font-size="10pt" fo:font-weight="bold" fo:background-color="#e6e6e6" style:font-name-asian="Consolas" style:font-family-asian="Consolas" style:font-style-name-asian="Bold" style:font-family-generic-asian="modern" style:font-pitch-asian="fixed" style:font-weight-asian="bold" style:font-name-complex="Consolas" style:font-family-complex="Consolas" style:font-style-name-complex="Bold" style:font-family-generic-complex="modern" style:font-pitch-complex="fixed" style:font-weight-complex="bold" loext:padding-left="0.101cm" loext:padding-right="0.101cm" loext:padding-top="0cm" loext:padding-bottom="0cm" loext:border="0.06pt solid #999999"/>
    </style:style>
    <style:style style:name="Numbering_20_Symbols" style:display-name="Numbering Symbols" style:family="text" style:parent-style-name="Main_20_index_20_entry"/>
    <style:style style:name="Visited_20_Internet_20_Link" style:display-name="Visited Internet Link" style:family="text" style:parent-style-name="Vertical_20_Numbering_20_Symbols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inition" style:family="text" style:parent-style-name="Endnote_20_anchor"/>
    <style:style style:name="Bullet_20_Symbols" style:display-name="Bullet Symbols" style:family="text" style:parent-style-name="Definition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aption_20_characters" style:display-name="Caption characters" style:family="text" style:parent-style-name="Definition"/>
    <style:style style:name="Drop_20_Caps" style:display-name="Drop Caps" style:family="text" style:parent-style-name="Definition"/>
    <style:style style:name="Emphasis" style:family="text" style:parent-style-name="Definition">
      <style:text-properties fo:font-style="italic" style:font-style-asian="italic" style:font-style-complex="italic"/>
    </style:style>
    <style:style style:name="Source_20_Text" style:display-name="Source Text" style:family="text" style:parent-style-name="Rubies">
      <style:text-properties style:font-name="Courier New" fo:font-family="'Courier New'" style:font-family-generic="modern" style:font-pitch="fixed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comentário" style:family="text" style:parent-style-name="codigo">
      <style:text-properties fo:color="#6a9955" loext:opacity="100%" fo:font-size="9pt" fo:background-color="transparent" style:font-size-asian="9pt" loext:padding-left="0.101cm" loext:padding-right="0.101cm" loext:padding-top="0cm" loext:padding-bottom="0cm" loext:border="none"/>
    </style:style>
    <style:style style:name="Endnote_20_anchor" style:display-name="Endnote anchor" style:family="text" style:parent-style-name="Visited_20_Internet_20_Link">
      <style:text-properties style:text-position="super 58%"/>
    </style:style>
    <style:style style:name="Vertical_20_Numbering_20_Symbols" style:display-name="Vertical Numbering Symbols" style:family="text" style:parent-style-name="Variable">
      <style:text-properties style:text-rotation-angle="90" style:text-rotation-scale="line-height"/>
    </style:style>
    <style:style style:name="Variable" style:family="text" style:parent-style-name="User_20_Entry">
      <style:text-properties fo:font-style="italic" style:font-style-asian="italic" style:font-style-complex="italic"/>
    </style:style>
    <style:style style:name="User_20_Entry" style:display-name="User Entry" style:family="text" style:parent-style-name="Teletype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 style:parent-style-name="Strong_20_Emphasis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 style:parent-style-name="Source_20_Text">
      <style:text-properties fo:font-weight="bold" style:font-weight-asian="bold" style:font-weight-complex="bold"/>
    </style:style>
    <style:style style:name="Rubies" style:family="text" style:parent-style-name="Citation">
      <style:text-properties fo:font-size="6pt" style:text-underline-style="none" style:font-size-asian="6pt" style:font-size-complex="6pt" style:text-emphasize="none"/>
    </style:style>
    <style:style style:name="Citation" style:family="text" style:parent-style-name="Placeholder">
      <style:text-properties fo:font-style="italic" style:font-style-asian="italic" style:font-style-complex="italic"/>
    </style:style>
    <style:style style:name="Placeholder" style:family="text" style:parent-style-name="Page_20_Number">
      <style:text-properties fo:font-variant="small-caps" fo:color="#008080" loext:opacity="100%" style:text-underline-style="dotted" style:text-underline-width="auto" style:text-underline-color="font-color"/>
    </style:style>
    <style:style style:name="Page_20_Number" style:display-name="Page Number" style:family="text" style:parent-style-name="Numbering_20_Symbols"/>
    <style:style style:name="Main_20_index_20_entry" style:display-name="Main index entry" style:family="text" style:parent-style-name="Line_20_numbering">
      <style:text-properties fo:font-weight="bold" style:font-weight-asian="bold" style:font-weight-complex="bold"/>
    </style:style>
    <style:style style:name="Line_20_numbering" style:display-name="Line numbering" style:family="text" style:parent-style-name="Internet_20_link"/>
    <style:style style:name="Footnote_20_Symbol" style:display-name="Footnote Symbol" style:family="text" style:parent-style-name="Footnote_20_anchor"/>
    <style:style style:name="Footnote_20_anchor" style:display-name="Footnote anchor" style:family="text" style:parent-style-name="Example">
      <style:text-properties style:text-position="super 58%"/>
    </style:style>
    <style:style style:name="Example" style:family="text" style:parent-style-name="Endnote_20_Symbol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ndnote_20_Symbol" style:display-name="End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fo:font-size="13pt" fo:font-weight="bold" style:font-size-asian="11pt" style:font-weight-asian="bold" style:font-size-complex="11pt" style:font-weight-complex="bold"/>
    </style:style>
    <style:style style:name="MP2" style:family="paragraph" style:parent-style-name="Footer">
      <style:paragraph-properties fo:text-align="start" style:justify-single-word="false"/>
    </style:style>
    <style:style style:name="MP3" style:family="paragraph" style:parent-style-name="Footer">
      <style:paragraph-properties fo:text-align="start" style:justify-single-word="false"/>
      <style:text-properties fo:font-size="13pt" fo:font-weight="bold" style:font-size-asian="11pt" style:font-weight-asian="bold" style:font-size-complex="11pt" style:font-weight-complex="bold"/>
    </style:style>
    <style:page-layout style:name="Mpm1">
      <style:page-layout-properties fo:page-width="13.34cm" fo:page-height="20.32cm" style:num-format="1" style:print-orientation="portrait" fo:margin-top="2cm" fo:margin-bottom="2cm" fo:margin-left="2.33cm" fo:margin-right="1.27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.33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5</text:page-number></text:p>
      </style:footer>
      <style:footer-left>
        <text:p text:style-name="MP3"><text:page-number text:select-page="current">14</text:page-number></text:p>
      </style:footer-left>
      <style:footer-first>
        <text:p text:style-name="MP2"/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6-03-07T22:04:32.377301400</dc:date>
    <meta:editing-duration>P7DT7H8M29S</meta:editing-duration>
    <meta:editing-cycles>523</meta:editing-cycles>
    <meta:generator>LibreOffice/25.8.4.2$Windows_X86_64 LibreOffice_project/290daaa01b999472f0c7a3890eb6a550fd74c6df</meta:generator>
    <meta:document-statistic meta:table-count="0" meta:image-count="0" meta:object-count="0" meta:page-count="15" meta:paragraph-count="158" meta:word-count="1013" meta:character-count="6506" meta:non-whitespace-character-count="5576"/>
  </office:meta>
</office:document-meta>
</file>